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5983b0" draw:marker-start-width="0.321cm" draw:marker-end-width="0.321cm" draw:fill-color="#355269" draw:textarea-horizontal-align="justify" draw:textarea-vertical-align="middle" draw:auto-grow-height="false" fo:min-height="0.75cm" fo:min-width="4.2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5983b0" draw:marker-start-width="0.321cm" draw:marker-end-width="0.321cm" draw:fill-color="#355269" draw:textarea-horizontal-align="justify" draw:textarea-vertical-align="middle" draw:auto-grow-height="false" fo:min-height="0.75cm" fo:min-width="3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5983b0" draw:marker-start-width="0.321cm" draw:marker-end-width="0.321cm" draw:fill-color="#355269" draw:textarea-horizontal-align="justify" draw:textarea-vertical-align="middle" draw:auto-grow-height="false" fo:min-height="1cm" fo:min-width="3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5983b0" draw:marker-start-width="0.321cm" draw:marker-end-width="0.321cm" draw:fill-color="#355269" draw:textarea-horizontal-align="justify" draw:textarea-vertical-align="middle" draw:auto-grow-height="false" fo:min-height="0.92cm" fo:min-width="4.6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5983b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5983b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5983b0" draw:marker-start-width="0.321cm" draw:marker-end-width="0.321cm" draw:fill-color="#355269" draw:textarea-horizontal-align="justify" draw:textarea-vertical-align="middle" draw:auto-grow-height="false" fo:min-height="0.75cm" fo:min-width="4.45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5983b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5983b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5983b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5983b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3" style:family="graphic" style:parent-style-name="standard">
      <style:graphic-properties draw:stroke="none" dr3d:vertical-segments="16" dr3d:close-front="true" dr3d:close-back="true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1cm" fo:wrap-option="wrap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3.267cm" fo:min-width="16.04cm"/>
      <style:paragraph-properties style:writing-mode="lr-tb"/>
    </style:style>
    <style:style style:name="gr21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ize="16pt"/>
    </style:style>
    <style:style style:name="P2" style:family="paragraph">
      <loext:graphic-properties draw:fill-color="#355269"/>
      <style:paragraph-properties fo:text-align="center" style:writing-mode="lr-tb"/>
      <style:text-properties fo:color="#ffffff" loext:opacity="100%" fo:font-size="16pt"/>
    </style:style>
    <style:style style:name="P3" style:family="paragraph">
      <loext:graphic-properties draw:fill="none"/>
      <style:paragraph-properties fo:text-align="center"/>
      <style:text-properties fo:font-size="16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ffff" loext:opacity="100%" fo:font-size="16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5cm" svg:height="1cm" svg:x="3.89cm" svg:y="1.39cm">
          <text:p text:style-name="P1"><text:span text:style-name="T1">Ensem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cm" svg:height="1cm" svg:x="0.89cm" svg:y="4.39cm">
          <text:p text:style-name="P1"><text:span text:style-name="T1">Bagg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cm" svg:height="1cm" svg:x="8.39cm" svg:y="4.39cm">
          <text:p text:style-name="P1"><text:span text:style-name="T1">Boo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5cm" svg:height="1.25cm" svg:x="10.69cm" svg:y="6.34cm">
          <text:p text:style-name="P1"><text:span text:style-name="T1">Adaboo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2cm" svg:height="1.25cm" svg:x="10.69cm" svg:y="7.84cm">
          <text:p text:style-name="P1"><text:span text:style-name="T1">Gradient 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5cm" svg:height="1.25cm" svg:x="10.74cm" svg:y="9.34cm">
          <text:p text:style-name="P1"><text:span text:style-name="T1">XGBoos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265cm" svg:y1="2.39cm" svg:x2="2.64cm" svg:y2="4.39cm" draw:start-shape="id1" draw:start-glue-point="2" draw:end-shape="id2" draw:end-glue-point="0" svg:d="M6265 2390v1000h-3625v1000" svg:viewBox="0 0 3626 2001">
          <text:p/>
        </draw:connector>
        <draw:connector draw:style-name="gr6" draw:text-style-name="P3" draw:layer="layout" svg:x1="6.265cm" svg:y1="2.39cm" svg:x2="10.14cm" svg:y2="4.39cm" draw:start-shape="id1" draw:start-glue-point="2" draw:end-shape="id3" svg:d="M6265 2390v1000h3875v1000" svg:viewBox="0 0 3876 2001">
          <text:p/>
        </draw:connector>
        <draw:custom-shape draw:style-name="gr7" draw:text-style-name="P2" xml:id="id4" draw:id="id4" draw:layer="layout" svg:width="4.95cm" svg:height="1cm" svg:x="3.19cm" svg:y="6.34cm">
          <text:p text:style-name="P1"><text:span text:style-name="T1">Random Fores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2.64cm" svg:y1="5.39cm" svg:x2="3.19cm" svg:y2="6.84cm" draw:start-shape="id2" draw:start-glue-point="2" draw:end-shape="id4" draw:end-glue-point="3" svg:d="M2640 5390v1450h550" svg:viewBox="0 0 551 1451">
          <text:p/>
        </draw:connector>
        <draw:connector draw:style-name="gr9" draw:text-style-name="P3" draw:layer="layout" svg:x1="10.14cm" svg:y1="5.39cm" svg:x2="10.69cm" svg:y2="6.965cm" draw:start-shape="id3" draw:start-glue-point="2" draw:end-shape="id5" draw:end-glue-point="3" svg:d="M10140 5390v1575h550" svg:viewBox="0 0 551 1576">
          <text:p/>
        </draw:connector>
        <draw:connector draw:style-name="gr10" draw:text-style-name="P3" draw:layer="layout" svg:x1="10.14cm" svg:y1="5.39cm" svg:x2="10.69cm" svg:y2="8.465cm" draw:start-shape="id3" draw:start-glue-point="2" draw:end-shape="id6" draw:end-glue-point="3" svg:d="M10140 5390v3075h550" svg:viewBox="0 0 551 3076">
          <text:p/>
        </draw:connector>
        <draw:connector draw:style-name="gr11" draw:text-style-name="P3" draw:layer="layout" svg:x1="10.14cm" svg:y1="5.39cm" svg:x2="10.74cm" svg:y2="9.965cm" draw:start-shape="id3" draw:start-glue-point="2" draw:end-shape="id7" draw:end-glue-point="3" svg:d="M10140 5390v4575h600" svg:viewBox="0 0 601 4576">
          <text:p/>
        </draw:connector>
        <dr3d:scene draw:style-name="gr12" xml:id="id8" draw:id="id8" svg:width="3cm" svg:height="3cm" svg:x="15.14cm" svg:y="3.6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custom-shape draw:style-name="gr14" draw:text-style-name="P4" xml:id="id12" draw:id="id12" draw:layer="layout" svg:width="1.5cm" svg:height="1.5cm" svg:x="21.14cm" svg:y="6.015cm">
          <text:p text:style-name="P4"><text:span text:style-name="T2">|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1" draw:id="id11" draw:layer="layout" svg:width="1.5cm" svg:height="1.5cm" svg:x="21.14cm" svg:y="4.39cm">
          <text:p text:style-name="P4"><text:span text:style-name="T2">M3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0" draw:id="id10" draw:layer="layout" svg:width="1.5cm" svg:height="1.5cm" svg:x="21.14cm" svg:y="2.765cm">
          <text:p text:style-name="P4"><text:span text:style-name="T2">M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9" draw:id="id9" draw:layer="layout" svg:width="1.5cm" svg:height="1.5cm" svg:x="21.14cm" svg:y="1.14cm">
          <text:p text:style-name="P4"><text:span text:style-name="T2">M1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3" draw:id="id13" draw:layer="layout" svg:width="1.5cm" svg:height="1.5cm" svg:x="21.14cm" svg:y="7.64cm">
          <text:p text:style-name="P4"><text:span text:style-name="T2">Mn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line" svg:x1="18.14cm" svg:y1="5.19cm" svg:x2="21.14cm" svg:y2="1.89cm" draw:start-shape="id8" draw:start-glue-point="1" draw:end-shape="id9" draw:end-glue-point="3" svg:d="M18140 5190l3000-3300" svg:viewBox="0 0 3001 3301">
          <text:p text:style-name="P5"><text:span text:style-name="T3">Sample</text:span></text:p>
          <text:p text:style-name="P5"><text:span text:style-name="T3">Data</text:span></text:p>
        </draw:connector>
        <draw:connector draw:style-name="gr16" draw:text-style-name="P7" draw:layer="layout" draw:type="line" svg:x1="18.14cm" svg:y1="5.19cm" svg:x2="21.14cm" svg:y2="3.515cm" draw:start-shape="id8" draw:start-glue-point="1" draw:end-shape="id10" draw:end-glue-point="3" svg:d="M18140 5190l3000-1675" svg:viewBox="0 0 3001 1676">
          <text:p/>
        </draw:connector>
        <draw:connector draw:style-name="gr17" draw:text-style-name="P7" draw:layer="layout" draw:type="line" svg:x1="18.14cm" svg:y1="5.19cm" svg:x2="21.14cm" svg:y2="5.14cm" draw:start-shape="id8" draw:start-glue-point="1" draw:end-shape="id11" draw:end-glue-point="3" svg:d="M18140 5190l3000-50" svg:viewBox="0 0 3001 51">
          <text:p/>
        </draw:connector>
        <draw:connector draw:style-name="gr18" draw:text-style-name="P7" draw:layer="layout" draw:type="line" svg:x1="18.14cm" svg:y1="5.19cm" svg:x2="21.14cm" svg:y2="6.765cm" draw:start-shape="id8" draw:start-glue-point="1" draw:end-shape="id12" draw:end-glue-point="3" svg:d="M18140 5190l3000 1575" svg:viewBox="0 0 3001 1576">
          <text:p/>
        </draw:connector>
        <draw:connector draw:style-name="gr19" draw:text-style-name="P7" draw:layer="layout" draw:type="line" svg:x1="18.14cm" svg:y1="5.19cm" svg:x2="21.14cm" svg:y2="8.39cm" draw:start-shape="id8" draw:start-glue-point="1" draw:end-shape="id13" draw:end-glue-point="3" svg:d="M18140 5190l3000 3200" svg:viewBox="0 0 3001 3201">
          <text:p/>
        </draw:connector>
        <draw:custom-shape draw:style-name="gr20" draw:text-style-name="P8" draw:layer="layout" svg:width="16.92cm" svg:height="3.897cm" draw:transform="skewX (0.00610865238198015) rotate (0.00610865238198015) translate (6.14cm 11.243cm)">
          <text:list text:style-name="L1">
            <text:list-item>
              <text:p text:style-name="P8"><text:span text:style-name="T4">Train on sample data ; test on test data</text:span></text:p>
            </text:list-item>
            <text:list-item>
              <text:p text:style-name="P8"><text:span text:style-name="T4">Sample Data: Row Sampling with replacement, rows can be repeated across rows</text:span></text:p>
            </text:list-item>
            <text:list-item>
              <text:p text:style-name="P8"><text:span text:style-name="T4">Mn: weak models i.e.decision tree</text:span></text:p>
            </text:list-item>
            <text:list-item>
              <text:p text:style-name="P8"><text:span text:style-name="T4">Results on test data assembled using voting classifier</text:span></text:p>
            </text:list-item>
            <text:list-item>
              <text:p text:style-name="P8"><text:span text:style-name="T4">Vote is ‘1’ in the figure abov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4" draw:id="id14" draw:layer="layout" svg:width="1.5cm" svg:height="1.5cm" svg:x="25.14cm" svg:y="4.39cm">
          <text:p text:style-name="P4"><text:span text:style-name="T2">M1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type="line" svg:x1="22.64cm" svg:y1="1.89cm" svg:x2="25.14cm" svg:y2="5.14cm" draw:start-shape="id9" draw:start-glue-point="1" draw:end-shape="id14" draw:end-glue-point="3" svg:d="M22640 1890l2500 3250" svg:viewBox="0 0 2501 3251">
          <text:p text:style-name="P5">1</text:p>
        </draw:connector>
        <draw:connector draw:style-name="gr22" draw:text-style-name="P9" draw:layer="layout" draw:type="line" svg:x1="22.64cm" svg:y1="3.515cm" svg:x2="25.14cm" svg:y2="5.14cm" draw:start-shape="id10" draw:start-glue-point="1" draw:end-shape="id14" draw:end-glue-point="3" svg:d="M22640 3515l2500 1625" svg:viewBox="0 0 2501 1626">
          <text:p text:style-name="P5">0</text:p>
        </draw:connector>
        <draw:connector draw:style-name="gr23" draw:text-style-name="P9" draw:layer="layout" draw:type="line" svg:x1="22.64cm" svg:y1="5.14cm" svg:x2="25.14cm" svg:y2="5.14cm" draw:start-shape="id11" draw:start-glue-point="1" draw:end-shape="id14" draw:end-glue-point="3" svg:d="M22640 5140h2500" svg:viewBox="0 0 2501 1">
          <text:p text:style-name="P5">1</text:p>
        </draw:connector>
        <draw:connector draw:style-name="gr24" draw:text-style-name="P9" draw:layer="layout" draw:type="line" svg:x1="22.64cm" svg:y1="6.765cm" svg:x2="25.14cm" svg:y2="5.14cm" draw:start-shape="id12" draw:start-glue-point="1" draw:end-shape="id14" draw:end-glue-point="3" svg:d="M22640 6765l2500-1625" svg:viewBox="0 0 2501 1626">
          <text:p text:style-name="P5">0</text:p>
        </draw:connector>
        <draw:connector draw:style-name="gr25" draw:text-style-name="P9" draw:layer="layout" draw:type="line" svg:x1="22.64cm" svg:y1="8.39cm" svg:x2="25.14cm" svg:y2="5.14cm" draw:start-shape="id13" draw:start-glue-point="1" draw:end-shape="id14" draw:end-glue-point="3" svg:d="M22640 8390l2500-3250" svg:viewBox="0 0 2501 3251">
          <text:p text:style-name="P5">1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4cm" fo:margin-bottom="0.64cm" fo:margin-left="0.64cm" fo:margin-right="0.6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7T23:04:48.468636758</meta:creation-date>
    <dc:date>2023-01-23T11:16:25.089597774</dc:date>
    <meta:editing-duration>PT19M57S</meta:editing-duration>
    <meta:editing-cycles>3</meta:editing-cycles>
    <meta:generator>LibreOffice/7.3.7.2$Linux_X86_64 LibreOffice_project/30$Build-2</meta:generator>
    <meta:document-statistic meta:object-count="32"/>
  </office:meta>
</office:document-meta>
</file>